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officeooo:rsid="0014aa34"/>
    </style:style>
    <style:style style:name="P3" style:family="paragraph" style:parent-style-name="Standard">
      <style:text-properties officeooo:rsid="0014aa34" officeooo:paragraph-rsid="0014aa34"/>
    </style:style>
    <style:style style:name="P4" style:family="paragraph" style:parent-style-name="Standard">
      <style:text-properties officeooo:rsid="00155022" officeooo:paragraph-rsid="00155022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text-align="center" style:writing-mode="lr-tb"/>
      <style:text-properties style:font-name="Liberation Sans" fo:font-size="18pt"/>
    </style:style>
    <style:style style:name="P9" style:family="paragraph">
      <loext:graphic-properties draw:fill="none" draw:fill-color="#ffffff"/>
      <style:paragraph-properties fo:text-align="center" style:writing-mode="lr-tb"/>
      <style:text-properties style:font-name="Liberation Sans" fo:font-size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8pt"/>
    </style:style>
    <style:style style:name="fr1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style:run-through="foreground" style:wrap="run-through" style:number-wrapped-paragraphs="no-limit" style:vertical-pos="top" style:vertical-rel="text" style:horizontal-pos="from-left" style:horizontal-rel="paragraph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cm" svg:stroke-color="#168253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cm" svg:stroke-color="#168253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solid" svg:stroke-width="0cm" svg:stroke-color="#f10d0c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9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show-unit="true" style:run-through="foreground"/>
      <style:paragraph-properties style:writing-mode="lr-tb"/>
    </style:style>
    <style:style style:name="gr10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show-unit="true" style:run-through="foreground"/>
      <style:paragraph-properties style:writing-mode="lr-tb"/>
    </style:style>
    <style:style style:name="gr11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show-unit="true" style:run-through="foreground"/>
      <style:paragraph-properties style:writing-mode="lr-tb"/>
    </style:style>
    <style:style style:name="gr12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show-unit="true" style:run-through="foreground"/>
      <style:paragraph-properties style:writing-mode="lr-tb"/>
    </style:style>
    <style:style style:name="gr13" style:family="graphic">
      <style:graphic-properties draw:stroke="dash" draw:stroke-dash="Long_20_Dash_20__28_Rounded_29_" svg:stroke-width="0cm" svg:stroke-color="#3465a4" draw:marker-start="" draw:marker-start-width="0.199cm" draw:marker-start-center="false" draw:marker-end="" draw:marker-end-width="0.199cm" draw:marker-end-center="false" svg:stroke-linecap="round" draw:fill="none" draw:fill-color="#729fcf" draw:textarea-horizontal-align="justify" draw:textarea-vertical-align="middle" fo:padding-top="0.125cm" fo:padding-bottom="0.125cm" fo:padding-left="0.25cm" fo:padding-right="0.25cm" fo:wrap-option="wrap" draw:shadow="hidden" draw:shadow-offset-x="0.199cm" draw:shadow-offset-y="0.199cm" draw:shadow-color="#808080" style:run-through="foreground"/>
    </style:style>
    <style:style style:name="gr14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show-unit="true" style:run-through="foreground"/>
      <style:paragraph-properties style:writing-mode="lr-tb"/>
    </style:style>
    <style:style style:name="gr15" style:family="graphic">
      <style:graphic-properties draw:stroke="solid" svg:stroke-color="#000000" draw:marker-start="Arrow" draw:marker-start-width="0.199cm" draw:marker-end="Arrow" draw:marker-end-width="0.199cm" draw:fill="none" draw:fill-color="#ffffff" draw:textarea-vertical-align="middle" draw:show-unit="true" style:run-through="foreground"/>
      <style:paragraph-properties style:writing-mode="lr-tb"/>
    </style:style>
    <style:style style:name="gr16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49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7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425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  <style:style style:name="gr18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fo:min-height="0.713cm" fo:min-width="0.497cm" fo:padding-top="0.125cm" fo:padding-bottom="0.125cm" fo:padding-left="0.25cm" fo:padding-right="0.25cm" fo:wrap-option="wrap" draw:shadow="hidden" draw:shadow-offset-x="0.199cm" draw:shadow-offset-y="0.199cm" draw:shadow-color="#808080" style:run-through="foreground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/>
      <text:p text:style-name="P3"/>
      <text:p text:style-name="P3"/>
      <text:p text:style-name="P3"/>
      <text:p text:style-name="P3"/>
      <text:p text:style-name="Standard"/>
      <text:p text:style-name="P1"><draw:g text:anchor-type="as-char" draw:z-index="0" draw:name="Objet de groupe 1" draw:style-name="gr1"><draw:line draw:style-name="gr2" draw:text-style-name="P5" svg:x1="1.763cm" svg:y1="3.749cm" svg:x2="5.263cm" svg:y2="3.749cm"><text:p/></draw:line><draw:line draw:style-name="gr3" draw:text-style-name="P5" svg:x1="1.763cm" svg:y1="9.499cm" svg:x2="1.763cm" svg:y2="3.749cm"><text:p/></draw:line><draw:line draw:style-name="gr4" draw:text-style-name="P5" svg:x1="4.513cm" svg:y1="9.499cm" svg:x2="7.763cm" svg:y2="4.999cm"><text:p/></draw:line><draw:line draw:style-name="gr5" draw:text-style-name="P5" svg:x1="6.513cm" svg:y1="4.249cm" svg:x2="7.763cm" svg:y2="4.999cm"><text:p/></draw:line><draw:line draw:style-name="gr6" draw:text-style-name="P5" svg:x1="5.513cm" svg:y1="3.249cm" svg:x2="4.513cm" svg:y2="9.499cm"><text:p/></draw:line><draw:line draw:style-name="gr7" draw:text-style-name="P5" svg:x1="4.263cm" svg:y1="2.999cm" svg:x2="5.513cm" svg:y2="3.249cm"><text:p/></draw:line><draw:line draw:style-name="gr8" draw:text-style-name="P5" svg:x1="4.263cm" svg:y1="2.999cm" svg:x2="4.513cm" svg:y2="3.749cm"><text:p/></draw:line><draw:measure draw:style-name="gr9" draw:text-style-name="P7" svg:x1="4.514cm" svg:y1="11cm" svg:x2="5.163cm" svg:y2="11cm"><text:p text:style-name="P6"><text:span text:style-name="T1"><text:measure text:kind="gap"/></text:span><text:span text:style-name="T1"><text:measure text:kind="gap"/></text:span><text:span text:style-name="T1">a</text:span></text:p></draw:measure><draw:measure draw:style-name="gr10" draw:text-style-name="P9" svg:x1="4.263cm" svg:y1="4.999cm" svg:x2="5.263cm" svg:y2="4.999cm"><text:p text:style-name="P8"><text:span text:style-name="T2"><text:measure text:kind="gap"/></text:span><text:span text:style-name="T2"><text:measure text:kind="gap"/></text:span><text:span text:style-name="T2">b</text:span></text:p></draw:measure><draw:measure draw:style-name="gr11" draw:text-style-name="P7" svg:x1="4.263cm" svg:y1="3.752cm" svg:x2="4.263cm" svg:y2="2.999cm"><text:p text:style-name="P6"><text:span text:style-name="T1"><text:measure text:kind="gap"/></text:span><text:span text:style-name="T1"><text:measure text:kind="gap"/></text:span><text:span text:style-name="T1">c</text:span></text:p></draw:measure><draw:measure draw:style-name="gr12" draw:text-style-name="P7" svg:x1="1.764cm" svg:y1="9.599cm" svg:x2="1.764cm" svg:y2="3.75cm"><text:p text:style-name="P6"><text:span text:style-name="T1"><text:measure text:kind="gap"/></text:span><text:span text:style-name="T1"><text:measure text:kind="gap"/></text:span><text:span text:style-name="T1">h</text:span></text:p></draw:measure><draw:line draw:style-name="gr13" draw:text-style-name="P5" svg:x1="5.363cm" svg:y1="-0.001cm" svg:x2="5.113cm" svg:y2="12.499cm"><text:p/></draw:line><draw:measure draw:style-name="gr14" draw:text-style-name="P7" svg:x1="8.013cm" svg:y1="5.249cm" svg:x2="4.763cm" svg:y2="9.749cm"><text:p text:style-name="P6"><text:span text:style-name="T1">L</text:span></text:p></draw:measure><draw:measure draw:style-name="gr15" draw:text-style-name="P7" svg:x1="6.514cm" svg:y1="4.25cm" svg:x2="7.763cm" svg:y2="5cm"><text:p text:style-name="P6"><text:span text:style-name="T1"><text:measure text:kind="gap"/></text:span><text:span text:style-name="T1"><text:measure text:kind="gap"/></text:span><text:span text:style-name="T1">l</text:span></text:p></draw:measure><draw:frame draw:style-name="gr16" draw:text-style-name="P11" svg:width="1.006cm" svg:height="0.966cm" svg:x="5.763cm" svg:y="2.249cm"><draw:text-box><text:p text:style-name="P10"><text:span text:style-name="T1">Q</text:span></text:p></draw:text-box></draw:frame><draw:frame draw:style-name="gr17" draw:text-style-name="P11" svg:width="0.925cm" svg:height="0.966cm" svg:x="3.764cm" svg:y="1.75cm"><draw:text-box><text:p text:style-name="P10"><text:span text:style-name="T1">P</text:span></text:p></draw:text-box></draw:frame><draw:frame draw:style-name="gr18" draw:text-style-name="P11" svg:width="1.004cm" svg:height="0.966cm" svg:x="3.517cm" svg:y="8.999cm"><draw:text-box><text:p text:style-name="P10"><text:span text:style-name="T1">O</text:span></text:p></draw:text-box></draw:frame></draw:g></text:p>
      <text:p text:style-name="Standard"/>
      <text:p text:style-name="P4">Position des points Q et P en fonction de l’angle :</text:p>
      <text:p text:style-name="P3"><draw:frame draw:style-name="fr1" draw:name="Objet2" text:anchor-type="as-char" svg:width="7.149cm" svg:height="2.455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3"/>
      <text:p text:style-name="P4">Conditions pour le bras en appui sur l’interrupteur :</text:p>
      <text:p text:style-name="P4"><draw:frame draw:style-name="fr1" draw:name="Objet1" text:anchor-type="as-char" svg:width="12.578cm" svg:height="1.834cm" draw:z-index="2"><draw:object xlink:href="./Object 1" xlink:type="simple" xlink:show="embed" xlink:actuate="onLoad"/><draw:image xlink:href="./ObjectReplacements/Object 1" xlink:type="simple" xlink:show="embed" xlink:actuate="onLoad"/><svg:desc>formule</svg:desc></draw:frame><text:s/>-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Long_20_Dash_20__28_Rounded_29_" draw:display-name="Long Dash (Rounded)" draw:style="round" draw:dots1="1" draw:dots1-length="171%" draw:distance="226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2-13T13:32:40.649000000</dc:date>
    <meta:editing-duration>PT1H4M38S</meta:editing-duration>
    <meta:editing-cycles>7</meta:editing-cycles>
    <meta:generator>LibreOffice/7.4.5.1$Windows_X86_64 LibreOffice_project/9c0871452b3918c1019dde9bfac75448afc4b57f</meta:generator>
    <meta:document-statistic meta:table-count="0" meta:image-count="0" meta:object-count="2" meta:page-count="1" meta:paragraph-count="5" meta:word-count="21" meta:character-count="107" meta:non-whitespace-character-count="87"/>
  </office:meta>
</office:document-meta>
</file>

<file path=Object 1/content.xml><?xml version="1.0" encoding="utf-8"?>
<math xmlns="http://www.w3.org/1998/Math/MathML" display="block">
  <semantics>
    <mrow>
      <mrow>
        <mo fence="true" form="prefix" stretchy="true">{</mo>
        <mrow>
          <mtable>
            <mtr>
              <mtd>
                <mrow>
                  <msub>
                    <mi>Q</mi>
                    <mi>x</mi>
                  </msub>
                  <mo stretchy="false">&gt;</mo>
                  <mn>0</mn>
                </mrow>
              </mtd>
            </mtr>
            <mtr>
              <mtd>
                <mrow>
                  <msub>
                    <mi>P</mi>
                    <mi>x</mi>
                  </msub>
                  <mo stretchy="false">=</mo>
                  <mrow>
                    <mo stretchy="false">−</mo>
                    <mi>b</mi>
                  </mrow>
                </mrow>
              </mtd>
            </mtr>
            <mtr>
              <mtd>
                <mrow>
                  <msub>
                    <mi>P</mi>
                    <mi>y</mi>
                  </msub>
                  <mo stretchy="false">=</mo>
                  <mrow>
                    <mi>h</mi>
                    <mo stretchy="false">+</mo>
                    <mi>c</mi>
                  </mrow>
                </mrow>
              </mtd>
            </mtr>
          </mtable>
        </mrow>
      </mrow>
      <mo stretchy="false">⇔</mo>
      <mrow>
        <mo fence="true" form="prefix" stretchy="true">{</mo>
        <mrow>
          <mtable>
            <mtr>
              <mtd>
                <mrow>
                  <mrow>
                    <msub>
                      <mi>Q</mi>
                      <mi>x</mi>
                    </msub>
                    <mo stretchy="false">=</mo>
                    <mrow>
                      <mrow>
                        <mo stretchy="false">−</mo>
                        <mi>a</mi>
                      </mrow>
                      <mo stretchy="false">+</mo>
                      <mi>L</mi>
                    </mrow>
                  </mrow>
                  <mn>.</mn>
                  <mi>sin</mi>
                  <mrow>
                    <mi>α</mi>
                    <mo stretchy="false">&gt;</mo>
                    <mn>0</mn>
                  </mrow>
                </mrow>
              </mtd>
            </mtr>
            <mtr>
              <mtd>
                <mrow>
                  <mrow>
                    <msub>
                      <mi>P</mi>
                      <mi>x</mi>
                    </msub>
                    <mo stretchy="false">=</mo>
                    <mrow>
                      <mrow>
                        <mo stretchy="false">−</mo>
                        <mi>a</mi>
                      </mrow>
                      <mo stretchy="false">+</mo>
                      <mi>L</mi>
                    </mrow>
                  </mrow>
                  <mn>.</mn>
                  <mi>sin</mi>
                  <mrow>
                    <mi>α</mi>
                    <mo stretchy="false">−</mo>
                    <mi>l</mi>
                  </mrow>
                  <mn>.</mn>
                  <mi>cos</mi>
                  <mrow>
                    <mi>α</mi>
                    <mo stretchy="false">=</mo>
                    <mrow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row>
                    <msub>
                      <mi>P</mi>
                      <mi>y</mi>
                    </msub>
                    <mo stretchy="false">=</mo>
                    <mi>L</mi>
                  </mrow>
                  <mn>.</mn>
                  <mi>cos</mi>
                  <mrow>
                    <mi>α</mi>
                    <mo stretchy="false">+</mo>
                    <mi>l</mi>
                  </mrow>
                  <mn>.</mn>
                  <mi>sin</mi>
                  <mrow>
                    <mi>α</mi>
                    <mo stretchy="false">=</mo>
                    <mrow>
                      <mi>h</mi>
                      <mo stretchy="false">+</mo>
                      <mi>c</mi>
                    </mrow>
                  </mrow>
                </mrow>
              </mtd>
            </mtr>
          </mtable>
        </mrow>
      </mrow>
      <mo stretchy="false">⇔</mo>
      <mrow>
        <mo fence="true" form="prefix" stretchy="true">{</mo>
        <mrow>
          <mtable>
            <mtr>
              <mtd>
                <mrow>
                  <mi>L</mi>
                  <mn>.</mn>
                  <mi>sin</mi>
                  <mrow>
                    <mi>α</mi>
                    <mo stretchy="false">&gt;</mo>
                    <mi>a</mi>
                  </mrow>
                </mrow>
              </mtd>
            </mtr>
            <mtr>
              <mtd>
                <mrow>
                  <mi>L</mi>
                  <mn>.</mn>
                  <mi>sin</mi>
                  <mrow>
                    <mi>α</mi>
                    <mo stretchy="false">−</mo>
                    <mi>l</mi>
                  </mrow>
                  <mn>.</mn>
                  <mi>cos</mi>
                  <mrow>
                    <mi>α</mi>
                    <mo stretchy="false">=</mo>
                    <mrow>
                      <mi>a</mi>
                      <mo stretchy="false">−</mo>
                      <mi>b</mi>
                    </mrow>
                  </mrow>
                </mrow>
              </mtd>
            </mtr>
            <mtr>
              <mtd>
                <mrow>
                  <mi>L</mi>
                  <mn>.</mn>
                  <mi>cos</mi>
                  <mrow>
                    <mi>α</mi>
                    <mo stretchy="false">+</mo>
                    <mi>l</mi>
                  </mrow>
                  <mn>.</mn>
                  <mi>sin</mi>
                  <mrow>
                    <mi>α</mi>
                    <mo stretchy="false">=</mo>
                    <mrow>
                      <mi>h</mi>
                      <mo stretchy="false">+</mo>
                      <mi>c</mi>
                    </mrow>
                  </mrow>
                </mrow>
              </mtd>
            </mtr>
          </mtable>
        </mrow>
      </mrow>
    </mrow>
    <annotation encoding="StarMath 5.0">left lbrace matrix{
	Q_x &gt; 0 ## 
	P_x = -b ## 
	P_y = h+c
} right none 
dlrarrow 
left lbrace matrix{
	Q_x = -a + L.sin %alpha &gt; 0 ## 
	P_x = -a + L.sin %alpha - l.cos %alpha = -b ##	
	P_y = L.cos %alpha + l. sin %alpha = h+c
} right none
dlrarrow 
left lbrace matrix{
	L.sin %alpha &gt; a ##
	L.sin %alpha - l.cos %alpha = a-b ##
	L.cos %alpha + l.sin %alpha = h+c
} right none 
</annotation>
  </semantics>
</math>
</file>

<file path=Object 2/content.xml><?xml version="1.0" encoding="utf-8"?>
<math xmlns="http://www.w3.org/1998/Math/MathML" display="block">
  <semantics>
    <mrow>
      <mo fence="true" form="prefix" stretchy="true">{</mo>
      <mrow>
        <mtable>
          <mtr>
            <mtd>
              <mrow>
                <mrow>
                  <msub>
                    <mi>Q</mi>
                    <mi>x</mi>
                  </msub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i>α</mi>
              </mrow>
            </mtd>
          </mtr>
          <mtr>
            <mtd>
              <mrow>
                <mrow>
                  <msub>
                    <mi>Q</mi>
                    <mi>y</mi>
                  </msub>
                  <mo stretchy="false">=</mo>
                  <mi>L</mi>
                </mrow>
                <mn>.</mn>
                <mi>cos</mi>
                <mi>α</mi>
              </mrow>
            </mtd>
          </mtr>
          <mtr>
            <mtd>
              <mrow>
                <mrow>
                  <msub>
                    <mi>P</mi>
                    <mi>x</mi>
                  </msub>
                  <mo stretchy="false">=</mo>
                  <mrow>
                    <msub>
                      <mi>Q</mi>
                      <mi>x</mi>
                    </msub>
                    <mo stretchy="false">−</mo>
                    <mi>l</mi>
                  </mrow>
                </mrow>
                <mn>.</mn>
                <mi>cos</mi>
                <mrow>
                  <mi>α</mi>
                  <mo stretchy="false">=</mo>
                  <mrow>
                    <mrow>
                      <mo stretchy="false">−</mo>
                      <mi>a</mi>
                    </mrow>
                    <mo stretchy="false">+</mo>
                    <mi>L</mi>
                  </mrow>
                </mrow>
                <mn>.</mn>
                <mi>sin</mi>
                <mrow>
                  <mi>α</mi>
                  <mo stretchy="false">−</mo>
                  <mi>l</mi>
                </mrow>
                <mn>.</mn>
                <mi>cos</mi>
                <mi>α</mi>
              </mrow>
            </mtd>
          </mtr>
          <mtr>
            <mtd>
              <mrow>
                <mrow>
                  <msub>
                    <mi>P</mi>
                    <mi>y</mi>
                  </msub>
                  <mo stretchy="false">=</mo>
                  <mrow>
                    <msub>
                      <mi>Q</mi>
                      <mi>y</mi>
                    </msub>
                    <mo stretchy="false">+</mo>
                    <mi>l</mi>
                  </mrow>
                </mrow>
                <mn>.</mn>
                <mi>sin</mi>
                <mrow>
                  <mi>α</mi>
                  <mo stretchy="false">=</mo>
                  <mi>L</mi>
                </mrow>
                <mn>.</mn>
                <mi>cos</mi>
                <mrow>
                  <mi>α</mi>
                  <mo stretchy="false">+</mo>
                  <mi>l</mi>
                </mrow>
                <mn>.</mn>
                <mi>sin</mi>
                <mi>α</mi>
              </mrow>
            </mtd>
          </mtr>
        </mtable>
      </mrow>
    </mrow>
    <annotation encoding="StarMath 5.0">left lbrace matrix{
	Q_x = -a + L.sin %alpha  ## 
	Q_y = L.cos %alpha ## 
	P_x = Q_x - l.cos %alpha = -a + L.sin %alpha -l.cos%alpha  ## 
	P_y = Q_y + l.sin %alpha = L.cos %alpha + l.sin %alpha 
} right none 
</annotation>
  </semantics>
</math>
</file>